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color="#ff6600" officeooo:rsid="0014d53a" officeooo:paragraph-rsid="0014d53a"/>
    </style:style>
    <style:style style:name="P2" style:family="paragraph" style:parent-style-name="Text_20_body">
      <style:text-properties fo:color="#ff6600" officeooo:rsid="0016b08a" officeooo:paragraph-rsid="0016b08a"/>
    </style:style>
    <style:style style:name="P3" style:family="paragraph" style:parent-style-name="Text_20_body">
      <style:text-properties fo:color="#ff6600" officeooo:rsid="0016b08a" officeooo:paragraph-rsid="00185974"/>
    </style:style>
    <style:style style:name="P4" style:family="paragraph" style:parent-style-name="Text_20_body">
      <style:text-properties fo:color="#ff6600" officeooo:rsid="00185974" officeooo:paragraph-rsid="00185974"/>
    </style:style>
    <style:style style:name="P5" style:family="paragraph" style:parent-style-name="Text_20_body">
      <style:text-properties fo:color="#009933" officeooo:rsid="0014d53a" officeooo:paragraph-rsid="0014d53a"/>
    </style:style>
    <style:style style:name="P6" style:family="paragraph" style:parent-style-name="Text_20_body">
      <style:text-properties fo:color="#009933" fo:font-weight="bold" officeooo:rsid="0014d53a" officeooo:paragraph-rsid="0014d53a" style:font-weight-asian="bold" style:font-weight-complex="bold"/>
    </style:style>
    <style:style style:name="P7" style:family="paragraph" style:parent-style-name="Text_20_body">
      <style:text-properties fo:color="#009933" officeooo:paragraph-rsid="00185974"/>
    </style:style>
    <style:style style:name="P8" style:family="paragraph" style:parent-style-name="Text_20_body">
      <style:text-properties fo:color="#009933" officeooo:rsid="00185974" officeooo:paragraph-rsid="00185974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officeooo:rsid="0016b08a" officeooo:paragraph-rsid="0016b08a"/>
    </style:style>
    <style:style style:name="P11" style:family="paragraph" style:parent-style-name="Text_20_body">
      <style:text-properties officeooo:rsid="0016b08a" officeooo:paragraph-rsid="00185974"/>
    </style:style>
    <style:style style:name="P12" style:family="paragraph" style:parent-style-name="Standard">
      <style:text-properties fo:color="#ff6600" style:font-name="monospace" fo:font-size="9.94999980926514pt"/>
    </style:style>
    <style:style style:name="T1" style:family="text">
      <style:text-properties style:font-name="Nimbus Mono PS" officeooo:rsid="0014bceb"/>
    </style:style>
    <style:style style:name="T2" style:family="text">
      <style:text-properties fo:color="#009933"/>
    </style:style>
    <style:style style:name="T3" style:family="text">
      <style:text-properties fo:color="#009933" officeooo:rsid="0014bceb"/>
    </style:style>
    <style:style style:name="T4" style:family="text">
      <style:text-properties fo:color="#009933" style:font-name="Nimbus Mono PS"/>
    </style:style>
    <style:style style:name="T5" style:family="text">
      <style:text-properties fo:color="#009933" style:font-name="Nimbus Mono PS" officeooo:rsid="0014bceb"/>
    </style:style>
    <style:style style:name="T6" style:family="text">
      <style:text-properties fo:color="#ff66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b08a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rke</text:h>
      <text:p text:style-name="Text_20_body"><text:span text:style-name="T3"/></text:p>
      <text:p text:style-name="P9"><text:span text:style-name="T3">What is the types of the following function: <text:tab/><text:tab/></text:span><text:span text:style-name="T4">twice f x = f ( </text:span><text:span text:style-name="T5">f(x)).</text:span><text:span text:style-name="T1"> </text:span></text:p>
      <text:p text:style-name="P12"><text:span text:style-name="T1"/></text:p>
      <text:p text:style-name="P12"><text:span text:style-name="T1">twice :: (a -&gt; a) -&gt; a -&gt; a</text:span></text:p>
      <text:p text:style-name="P12"><text:span text:style-name="T1"/></text:p>
      <text:p text:style-name="P6">Why is it not feasible in general for function types to be instances of the Eq class?</text:p>
      <text:p text:style-name="P1"><text:span text:style-name="T2"/></text:p>
      <text:p text:style-name="P1">Enumerating all possible argument values, checking if the functions give the same result for each of these values. This can potentially be infinite (eg. Int)</text:p>
      <text:p text:style-name="P6">When is it feasible for function types to be instances of the Eq class?</text:p>
      <text:p text:style-name="P5"/>
      <text:p text:style-name="P1">For small types like Bool it’s feasable.</text:p>
      <text:p text:style-name="P7"><text:span text:style-name="T8">Parenthesise the following numeric expressions: 2^3*4</text:span></text:p>
      <text:p text:style-name="P11"/>
      <text:p text:style-name="P3">(2^3) * 4</text:p>
      <text:p text:style-name="P8"><text:span text:style-name="T7">Ist der !! index operator 0 oder 1 Basierend?</text:span></text:p>
      <text:p text:style-name="P11"/>
      <text:p text:style-name="P4">0 basierend! → D.h. drittes Element hat index 2.</text:p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08:58:44.379618732</meta:creation-date>
    <dc:date>2017-01-13T11:14:17.035173677</dc:date>
    <meta:editing-duration>PT2H15M31S</meta:editing-duration>
    <meta:editing-cycles>4</meta:editing-cycles>
    <meta:generator>LibreOffice/5.1.6.2.0$Linux_X86_64 LibreOffice_project/10m0$Build-2</meta:generator>
    <meta:document-statistic meta:table-count="0" meta:image-count="0" meta:object-count="0" meta:page-count="1" meta:paragraph-count="11" meta:word-count="115" meta:character-count="610" meta:non-whitespace-character-count="503"/>
  </office:meta>
</office:document-meta>
</file>